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adornments="Ligh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text-underline-style="none" fo:font-weight="bold" officeooo:rsid="0042aa30" officeooo:paragraph-rsid="0042aa30" style:font-weight-asian="bold" style:font-weight-complex="bold"/>
    </style:style>
    <style:style style:name="P2" style:family="paragraph" style:parent-style-name="Standard">
      <style:text-properties style:text-underline-style="none" fo:font-weight="bold" officeooo:rsid="001e50b4" officeooo:paragraph-rsid="001e50b4" style:font-weight-asian="bold" style:font-weight-complex="bold"/>
    </style:style>
    <style:style style:name="P3" style:family="paragraph" style:parent-style-name="Standard">
      <style:text-properties style:text-underline-style="none" fo:font-weight="bold" officeooo:rsid="001e50b4" officeooo:paragraph-rsid="0032f498" style:font-weight-asian="bold" style:font-weight-complex="bold"/>
    </style:style>
    <style:style style:name="P4" style:family="paragraph" style:parent-style-name="Standard">
      <style:text-properties style:text-underline-style="none" officeooo:rsid="001e50b4" officeooo:paragraph-rsid="001e50b4"/>
    </style:style>
    <style:style style:name="P5" style:family="paragraph" style:parent-style-name="Standard">
      <style:text-properties style:text-underline-style="none" officeooo:rsid="001e50b4" officeooo:paragraph-rsid="0028017d"/>
    </style:style>
    <style:style style:name="P6" style:family="paragraph" style:parent-style-name="Standard">
      <style:paragraph-properties fo:text-align="justify" style:justify-single-word="false"/>
      <style:text-properties style:text-underline-style="none" officeooo:rsid="001e50b4" officeooo:paragraph-rsid="001e50b4"/>
    </style:style>
    <style:style style:name="P7" style:family="paragraph" style:parent-style-name="Standard">
      <style:text-properties style:text-underline-style="none" officeooo:rsid="001e50b4" officeooo:paragraph-rsid="00367ac0"/>
    </style:style>
    <style:style style:name="P8" style:family="paragraph" style:parent-style-name="Standard">
      <style:text-properties style:text-underline-style="none" officeooo:rsid="001e50b4" officeooo:paragraph-rsid="003f2597"/>
    </style:style>
    <style:style style:name="P9" style:family="paragraph" style:parent-style-name="Standard">
      <style:text-properties style:text-underline-style="none" officeooo:rsid="001e50b4" officeooo:paragraph-rsid="0057ce81"/>
    </style:style>
    <style:style style:name="P10" style:family="paragraph" style:parent-style-name="Standard">
      <style:text-properties style:text-underline-style="none" fo:font-weight="normal" officeooo:rsid="0032f498" officeooo:paragraph-rsid="0032f498"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3f2597" officeooo:paragraph-rsid="003f2597"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55bd39" officeooo:paragraph-rsid="0055bd39"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55bd39" officeooo:paragraph-rsid="00637b7b"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55bd39" officeooo:paragraph-rsid="00654673" style:font-weight-asian="normal" style:font-weight-complex="normal"/>
    </style:style>
    <style:style style:name="P15" style:family="paragraph" style:parent-style-name="Standard">
      <style:paragraph-properties fo:text-align="center" style:justify-single-word="false"/>
      <style:text-properties style:text-underline-style="none" officeooo:rsid="004024cf" officeooo:paragraph-rsid="004024cf"/>
    </style:style>
    <style:style style:name="P16" style:family="paragraph" style:parent-style-name="Standard">
      <style:paragraph-properties fo:text-align="center" style:justify-single-word="false"/>
      <style:text-properties style:font-name="Arial" fo:font-size="12pt" fo:language="es" fo:country="ES" style:text-underline-style="solid" style:text-underline-width="auto" style:text-underline-color="font-color" officeooo:rsid="001e50b4" officeooo:paragraph-rsid="003d3ffd" style:font-size-asian="12pt" style:font-name-complex="Arial"/>
    </style:style>
    <style:style style:name="P17" style:family="paragraph" style:parent-style-name="Standard">
      <style:paragraph-properties fo:text-align="center" style:justify-single-word="false"/>
      <style:text-properties style:font-name="Arial" fo:font-size="12pt" fo:language="es" fo:country="ES" style:text-underline-style="solid" style:text-underline-width="auto" style:text-underline-color="font-color" officeooo:paragraph-rsid="003d3ffd" style:font-size-asian="12pt" style:font-name-complex="Arial"/>
    </style:style>
    <style:style style:name="P18" style:family="paragraph" style:parent-style-name="Standard">
      <style:paragraph-properties fo:text-align="justify" style:justify-single-word="false"/>
      <style:text-properties style:font-name="Arial" fo:font-size="12pt" fo:language="es" fo:country="ES" style:text-underline-style="none" fo:font-weight="normal" officeooo:paragraph-rsid="003f2597" style:font-size-asian="12pt" style:font-weight-asian="normal" style:font-name-complex="Arial"/>
    </style:style>
    <style:style style:name="P19" style:family="paragraph" style:parent-style-name="Standard">
      <style:text-properties fo:text-transform="uppercase" style:text-underline-style="none" fo:font-weight="bold" officeooo:rsid="00444bc1" officeooo:paragraph-rsid="00444bc1" style:font-size-asian="10.5pt" style:font-weight-asian="bold" style:font-weight-complex="normal"/>
    </style:style>
    <style:style style:name="P20" style:family="paragraph" style:parent-style-name="Standard">
      <style:text-properties fo:text-transform="uppercase" style:text-underline-style="none" fo:font-weight="bold" officeooo:rsid="00444bc1" officeooo:paragraph-rsid="00444bc1" style:font-weight-asian="bold" style:font-weight-complex="bold"/>
    </style:style>
    <style:style style:name="P21" style:family="paragraph" style:parent-style-name="Standard">
      <style:text-properties fo:text-transform="uppercase" style:text-underline-style="none" fo:font-weight="bold" officeooo:rsid="004dbfd2" officeooo:paragraph-rsid="004dbfd2" style:font-weight-asian="bold" style:font-weight-complex="bold"/>
    </style:style>
    <style:style style:name="P22" style:family="paragraph" style:parent-style-name="Standard">
      <style:text-properties fo:text-transform="uppercase" style:text-underline-style="none" fo:font-weight="bold" officeooo:rsid="0055bd39" officeooo:paragraph-rsid="0055bd39" style:font-weight-asian="bold" style:font-weight-complex="bold"/>
    </style:style>
    <style:style style:name="P23" style:family="paragraph" style:parent-style-name="Text_20_body">
      <style:text-properties fo:language="es" fo:country="ES" style:text-underline-style="none" officeooo:paragraph-rsid="003f2597"/>
    </style:style>
    <style:style style:name="P24" style:family="paragraph" style:parent-style-name="Text_20_body">
      <style:paragraph-properties fo:text-align="center" style:justify-single-word="false"/>
    </style:style>
    <style:style style:name="P25" style:family="paragraph" style:parent-style-name="Standard">
      <loext:graphic-properties draw:fill="none"/>
      <style:paragraph-properties fo:margin-left="0cm" fo:margin-right="0cm" fo:text-indent="0cm" style:auto-text-indent="false" fo:background-color="transparent"/>
      <style:text-properties officeooo:paragraph-rsid="004bf0ca"/>
    </style:style>
    <style:style style:name="P26" style:family="paragraph" style:parent-style-name="Standard">
      <loext:graphic-properties draw:fill="none"/>
      <style:paragraph-properties fo:margin-left="0cm" fo:margin-right="0cm" fo:text-indent="0cm" style:auto-text-indent="false" fo:background-color="transparent"/>
      <style:text-properties fo:text-transform="uppercase" fo:language="es" fo:country="ES" style:text-underline-style="none" fo:font-weight="bold" officeooo:rsid="0042f9ce" officeooo:paragraph-rsid="004bf0ca" style:font-size-asian="10.5pt" style:font-weight-asian="bold" style:font-weight-complex="normal"/>
    </style:style>
    <style:style style:name="P27" style:family="paragraph" style:parent-style-name="Standard">
      <loext:graphic-properties draw:fill="none"/>
      <style:paragraph-properties fo:margin-left="0cm" fo:margin-right="0cm" fo:text-indent="0cm" style:auto-text-indent="false" fo:background-color="transparent"/>
      <style:text-properties fo:text-transform="uppercase" fo:language="es" fo:country="ES" style:text-underline-style="none" fo:font-weight="bold" officeooo:rsid="0057a22d" officeooo:paragraph-rsid="0057a22d" style:font-size-asian="10.5pt" style:font-weight-asian="bold" style:font-weight-complex="bold"/>
    </style:style>
    <style:style style:name="P28" style:family="paragraph" style:parent-style-name="Standard">
      <loext:graphic-properties draw:fill="none"/>
      <style:paragraph-properties fo:margin-left="0cm" fo:margin-right="0cm" fo:text-indent="0cm" style:auto-text-indent="false" fo:background-color="transparent"/>
      <style:text-properties fo:text-transform="lowercase" fo:language="es" fo:country="ES" style:text-underline-style="none" fo:font-weight="normal" officeooo:rsid="0057ce81" officeooo:paragraph-rsid="0057ce81" style:font-size-asian="10.5pt" style:font-weight-asian="normal" style:font-weight-complex="normal"/>
    </style:style>
    <style:style style:name="P29" style:family="paragraph" style:parent-style-name="Text_20_body">
      <loext:graphic-properties draw:fill="none"/>
      <style:paragraph-properties fo:margin-left="0cm" fo:margin-right="0cm" fo:text-indent="0cm" style:auto-text-indent="false" fo:background-color="transparent"/>
      <style:text-properties fo:text-transform="uppercase" fo:language="es" fo:country="ES" style:text-underline-style="none" fo:font-weight="bold" officeooo:rsid="003d47b5" officeooo:paragraph-rsid="0057ce81" style:font-size-asian="10.5pt" style:font-weight-asian="bold" style:font-weight-complex="bold"/>
    </style:style>
    <style:style style:name="P30" style:family="paragraph" style:parent-style-name="Standard_20__28_user_29_">
      <style:paragraph-properties fo:margin-left="0cm" fo:margin-right="0cm" fo:text-indent="1.249cm" style:auto-text-indent="false"/>
      <style:text-properties style:text-underline-style="none" officeooo:rsid="001e50b4" officeooo:paragraph-rsid="004cabc8"/>
    </style:style>
    <style:style style:name="P31" style:family="paragraph" style:parent-style-name="Standard">
      <style:paragraph-properties fo:margin-left="0cm" fo:margin-right="0cm" fo:text-indent="1.249cm" style:auto-text-indent="false"/>
      <style:text-properties officeooo:rsid="00654673" officeooo:paragraph-rsid="00654673"/>
    </style:style>
    <style:style style:name="P32" style:family="paragraph" style:parent-style-name="Standard" style:list-style-name="L1">
      <style:text-properties style:text-underline-style="none" officeooo:rsid="001e50b4" officeooo:paragraph-rsid="001e50b4"/>
    </style:style>
    <style:style style:name="P33" style:family="paragraph" style:parent-style-name="Standard" style:list-style-name="L1">
      <style:text-properties style:text-underline-style="none" officeooo:rsid="001e50b4" officeooo:paragraph-rsid="00367ac0"/>
    </style:style>
    <style:style style:name="P34" style:family="paragraph" style:parent-style-name="Standard" style:list-style-name="L1">
      <style:text-properties style:text-underline-style="none" officeooo:rsid="001e50b4" officeooo:paragraph-rsid="0028017d"/>
    </style:style>
    <style:style style:name="P35" style:family="paragraph" style:parent-style-name="Standard" style:list-style-name="L1">
      <style:text-properties style:text-underline-style="none" officeooo:rsid="001e50b4" officeooo:paragraph-rsid="005f2d14"/>
    </style:style>
    <style:style style:name="P36" style:family="paragraph" style:parent-style-name="Standard" style:list-style-name="L4">
      <style:text-properties style:text-underline-style="none" officeooo:rsid="005f6ece" officeooo:paragraph-rsid="005f6ece"/>
    </style:style>
    <style:style style:name="P37" style:family="paragraph" style:parent-style-name="Standard" style:list-style-name="L4">
      <style:text-properties style:text-underline-style="none" officeooo:rsid="00444bc1" officeooo:paragraph-rsid="005f6ece"/>
    </style:style>
    <style:style style:name="P38" style:family="paragraph" style:parent-style-name="Standard" style:list-style-name="L4">
      <style:text-properties style:text-underline-style="none" officeooo:rsid="00444bc1" officeooo:paragraph-rsid="004b784f"/>
    </style:style>
    <style:style style:name="P39" style:family="paragraph" style:parent-style-name="Standard" style:list-style-name="L4">
      <style:text-properties style:text-underline-style="none" officeooo:rsid="0055bd39" officeooo:paragraph-rsid="004b784f"/>
    </style:style>
    <style:style style:name="P40" style:family="paragraph" style:parent-style-name="Standard" style:list-style-name="L4">
      <style:text-properties style:text-underline-style="none" officeooo:rsid="0057a22d" officeooo:paragraph-rsid="0057a22d"/>
    </style:style>
    <style:style style:name="P41" style:family="paragraph" style:parent-style-name="Standard">
      <style:paragraph-properties fo:text-align="justify" style:justify-single-word="false"/>
      <style:text-properties style:text-underline-style="none" fo:font-weight="normal" officeooo:rsid="0062e2c5" officeooo:paragraph-rsid="00654673" style:font-weight-asian="normal" style:font-weight-complex="normal"/>
    </style:style>
    <style:style style:name="P42" style:family="paragraph" style:parent-style-name="Standard" style:list-style-name="L8">
      <style:paragraph-properties fo:text-align="justify" style:justify-single-word="false"/>
      <style:text-properties style:text-underline-style="none" fo:font-weight="normal" officeooo:rsid="00637b7b" officeooo:paragraph-rsid="00637b7b" style:font-weight-asian="normal" style:font-weight-complex="normal"/>
    </style:style>
    <style:style style:name="P43" style:family="paragraph" style:parent-style-name="Standard" style:list-style-name="L8">
      <style:paragraph-properties fo:text-align="justify" style:justify-single-word="false"/>
      <style:text-properties style:text-underline-style="none" fo:font-weight="normal" officeooo:rsid="00654673" officeooo:paragraph-rsid="00654673" style:font-weight-asian="normal" style:font-weight-complex="normal"/>
    </style:style>
    <style:style style:name="P44" style:family="paragraph" style:parent-style-name="Standard" style:list-style-name="L8">
      <style:paragraph-properties fo:text-align="justify" style:justify-single-word="false"/>
      <style:text-properties style:text-underline-style="none" fo:font-weight="normal" officeooo:rsid="0066fb11" officeooo:paragraph-rsid="0066fb11" style:font-weight-asian="normal" style:font-weight-complex="normal"/>
    </style:style>
    <style:style style:name="P45" style:family="paragraph" style:parent-style-name="Standard" style:list-style-name="L8">
      <style:paragraph-properties fo:text-align="justify" style:justify-single-word="false"/>
      <style:text-properties style:text-underline-style="none" fo:font-weight="normal" officeooo:rsid="00685d80" officeooo:paragraph-rsid="00685d80" style:font-weight-asian="normal" style:font-weight-complex="normal"/>
    </style:style>
    <style:style style:name="P46" style:family="paragraph" style:parent-style-name="Standard" style:list-style-name="L3">
      <loext:graphic-properties draw:fill="none"/>
      <style:paragraph-properties fo:background-color="transparent"/>
      <style:text-properties fo:text-transform="lowercase" fo:font-weight="normal" officeooo:paragraph-rsid="004bf0ca" style:font-weight-asian="normal" style:font-weight-complex="normal"/>
    </style:style>
    <style:style style:name="P47" style:family="paragraph" style:parent-style-name="Standard" style:list-style-name="L5">
      <loext:graphic-properties draw:fill="none"/>
      <style:paragraph-properties fo:background-color="transparent"/>
      <style:text-properties fo:text-transform="uppercase" fo:language="es" fo:country="ES" style:text-underline-style="none" fo:font-weight="bold" officeooo:rsid="001e50b4" officeooo:paragraph-rsid="004bf0ca" style:font-size-asian="10.5pt" style:font-weight-asian="bold" style:font-weight-complex="bold"/>
    </style:style>
    <style:style style:name="P48" style:family="paragraph" style:parent-style-name="Standard" style:list-style-name="L11">
      <loext:graphic-properties draw:fill="none"/>
      <style:paragraph-properties fo:text-align="justify" style:justify-single-word="false" fo:background-color="transparent"/>
      <style:text-properties officeooo:paragraph-rsid="006cd7d0"/>
    </style:style>
    <style:style style:name="P49" style:family="paragraph" style:parent-style-name="Standard" style:list-style-name="L11">
      <loext:graphic-properties draw:fill="none"/>
      <style:paragraph-properties fo:text-align="justify" style:justify-single-word="false" fo:background-color="transparent"/>
      <style:text-properties officeooo:rsid="006cd7d0" officeooo:paragraph-rsid="006cd7d0"/>
    </style:style>
    <style:style style:name="P50" style:family="paragraph" style:parent-style-name="Standard" style:list-style-name="L2" style:master-page-name="">
      <loext:graphic-properties draw:fill="none"/>
      <style:paragraph-properties style:page-number="auto" fo:background-color="transparent"/>
      <style:text-properties officeooo:paragraph-rsid="003d798c"/>
    </style:style>
    <style:style style:name="P51" style:family="paragraph" style:parent-style-name="Standard" style:list-style-name="L5" style:master-page-name="">
      <loext:graphic-properties draw:fill="none"/>
      <style:paragraph-properties style:page-number="auto" fo:background-color="transparent"/>
      <style:text-properties style:text-underline-style="none" fo:font-weight="bold" officeooo:rsid="001e50b4" officeooo:paragraph-rsid="004bf0ca" style:font-weight-asian="bold" style:font-weight-complex="bold"/>
    </style:style>
    <style:style style:name="P52" style:family="paragraph" style:parent-style-name="Standard" style:list-style-name="L5" style:master-page-name="">
      <loext:graphic-properties draw:fill="none"/>
      <style:paragraph-properties fo:margin-left="0cm" fo:margin-right="0cm" fo:text-indent="0cm" style:auto-text-indent="false" style:page-number="auto" fo:background-color="transparent"/>
      <style:text-properties fo:text-transform="uppercase" fo:language="es" fo:country="ES" style:text-underline-style="none" fo:font-weight="bold" officeooo:rsid="0042f9ce" officeooo:paragraph-rsid="004bf0ca" style:font-size-asian="10.5pt" style:font-weight-asian="bold" style:font-weight-complex="normal"/>
    </style:style>
    <style:style style:name="P53" style:family="paragraph" style:parent-style-name="Standard">
      <loext:graphic-properties draw:fill="none"/>
      <style:paragraph-properties fo:margin-left="0cm" fo:margin-right="0cm" fo:text-indent="0cm" style:auto-text-indent="false" fo:background-color="transparent"/>
      <style:text-properties fo:text-transform="lowercase" fo:language="es" fo:country="ES" style:text-underline-style="none" fo:font-weight="normal" officeooo:rsid="0057ce81" officeooo:paragraph-rsid="0057ce81" style:font-size-asian="10.5pt" style:font-weight-asian="normal" style:font-weight-complex="normal"/>
    </style:style>
    <style:style style:name="P54" style:family="paragraph" style:parent-style-name="Standard">
      <loext:graphic-properties draw:fill="none"/>
      <style:paragraph-properties fo:margin-left="0cm" fo:margin-right="0cm" fo:text-indent="0cm" style:auto-text-indent="false" fo:background-color="transparent"/>
      <style:text-properties fo:text-transform="uppercase" fo:language="es" fo:country="ES" style:text-underline-style="none" fo:font-weight="bold" officeooo:rsid="0057a22d" officeooo:paragraph-rsid="0057ce81" style:font-size-asian="10.5pt" style:font-weight-asian="bold" style:font-weight-complex="normal"/>
    </style:style>
    <style:style style:name="P55" style:family="paragraph" style:parent-style-name="Standard">
      <style:paragraph-properties fo:margin-left="0cm" fo:margin-right="0cm" fo:text-indent="1.249cm" style:auto-text-indent="false"/>
      <style:text-properties officeooo:rsid="006180fc" officeooo:paragraph-rsid="004cabc8"/>
    </style:style>
    <style:style style:name="P56" style:family="paragraph" style:parent-style-name="Text_20_body" style:list-style-name="L6">
      <style:paragraph-properties fo:line-height="150%" fo:text-align="justify" style:justify-single-word="false"/>
      <style:text-properties officeooo:paragraph-rsid="00489552"/>
    </style:style>
    <style:style style:name="P57" style:family="paragraph" style:parent-style-name="Text_20_body" style:list-style-name="L7">
      <style:paragraph-properties fo:line-height="150%" fo:text-align="justify" style:justify-single-word="false"/>
      <style:text-properties officeooo:paragraph-rsid="004dbfd2"/>
    </style:style>
    <style:style style:name="P58" style:family="paragraph" style:parent-style-name="Text_20_body" style:list-style-name="L6">
      <style:paragraph-properties fo:line-height="150%" fo:text-align="justify" style:justify-single-word="false"/>
      <style:text-properties fo:language="es" fo:country="ES" officeooo:paragraph-rsid="00489552"/>
    </style:style>
    <style:style style:name="P59" style:family="paragraph" style:parent-style-name="Text_20_body" style:list-style-name="L6">
      <style:paragraph-properties fo:line-height="150%" fo:text-align="justify" style:justify-single-word="false"/>
      <style:text-properties fo:language="es" fo:country="ES" style:text-underline-style="none" fo:font-weight="normal" officeooo:rsid="001e50b4" officeooo:paragraph-rsid="00489552" style:font-weight-asian="normal" style:font-weight-complex="normal"/>
    </style:style>
    <style:style style:name="P60" style:family="paragraph" style:parent-style-name="Text_20_body" style:list-style-name="L7">
      <style:paragraph-properties fo:line-height="150%" fo:text-align="justify" style:justify-single-word="false"/>
      <style:text-properties style:text-underline-style="none" officeooo:rsid="00379a15" officeooo:paragraph-rsid="004dbfd2"/>
    </style:style>
    <style:style style:name="P61" style:family="paragraph" style:parent-style-name="Text_20_body" style:list-style-name="L10">
      <loext:graphic-properties draw:fill="none"/>
      <style:paragraph-properties fo:margin-left="0cm" fo:margin-right="0cm" fo:text-indent="0cm" style:auto-text-indent="false" fo:background-color="transparent"/>
      <style:text-properties fo:text-transform="uppercase" fo:language="es" fo:country="ES" style:text-underline-style="none" fo:font-weight="bold" officeooo:rsid="0057ce81" officeooo:paragraph-rsid="0057ce81" style:font-size-asian="10.5pt" style:font-weight-asian="bold" style:font-weight-complex="bold"/>
    </style:style>
    <style:style style:name="T1" style:family="text">
      <style:text-properties officeooo:rsid="005d3df9"/>
    </style:style>
    <style:style style:name="T2" style:family="text">
      <style:text-properties officeooo:rsid="00367ac0"/>
    </style:style>
    <style:style style:name="T3" style:family="text">
      <style:text-properties officeooo:rsid="002c54a0"/>
    </style:style>
    <style:style style:name="T4" style:family="text">
      <style:text-properties officeooo:rsid="002e1338"/>
    </style:style>
    <style:style style:name="T5" style:family="text">
      <style:text-properties officeooo:rsid="0032691d"/>
    </style:style>
    <style:style style:name="T6" style:family="text">
      <style:text-properties officeooo:rsid="0039b3b6"/>
    </style:style>
    <style:style style:name="T7" style:family="text">
      <style:text-properties fo:font-weight="normal" officeooo:rsid="00373105" style:font-weight-asian="normal"/>
    </style:style>
    <style:style style:name="T8" style:family="text">
      <style:text-properties fo:font-weight="normal" officeooo:rsid="003a81ba" style:font-weight-asian="normal"/>
    </style:style>
    <style:style style:name="T9" style:family="text">
      <style:text-properties fo:font-weight="normal" officeooo:rsid="0057ce81" style:font-weight-asian="normal"/>
    </style:style>
    <style:style style:name="T10" style:family="text">
      <style:text-properties officeooo:rsid="003d3ffd"/>
    </style:style>
    <style:style style:name="T11" style:family="text">
      <style:text-properties style:font-name="Arial" fo:font-size="12pt" fo:language="es" fo:country="ES" fo:font-weight="normal" officeooo:rsid="0032691d" style:font-size-asian="12pt" style:font-weight-asian="normal" style:font-name-complex="Arial"/>
    </style:style>
    <style:style style:name="T12" style:family="text">
      <style:text-properties style:font-name="Arial" fo:font-size="12pt" fo:font-weight="normal" officeooo:rsid="0032691d" style:font-size-asian="12pt" style:font-weight-asian="normal" style:font-name-complex="Arial"/>
    </style:style>
    <style:style style:name="T13" style:family="text">
      <style:text-properties officeooo:rsid="004024cf"/>
    </style:style>
    <style:style style:name="T14" style:family="text">
      <style:text-properties style:text-underline-style="none" fo:font-weight="bold" officeooo:rsid="001e50b4" style:font-weight-asian="bold" style:font-weight-complex="bold"/>
    </style:style>
    <style:style style:name="T15" style:family="text">
      <style:text-properties style:text-underline-style="none" fo:font-weight="bold" officeooo:rsid="003d798c" style:font-weight-asian="bold" style:font-weight-complex="bold"/>
    </style:style>
    <style:style style:name="T16" style:family="text">
      <style:text-properties style:text-underline-style="none" officeooo:rsid="001e50b4"/>
    </style:style>
    <style:style style:name="T17" style:family="text">
      <style:text-properties fo:text-transform="uppercase" fo:language="es" fo:country="ES" style:text-underline-style="none" officeooo:rsid="004bf0ca" style:font-size-asian="10.5pt"/>
    </style:style>
    <style:style style:name="T18" style:family="text">
      <style:text-properties fo:text-transform="uppercase" fo:language="es" fo:country="ES" style:text-underline-style="none" fo:font-weight="bold" officeooo:rsid="0042f9ce" style:font-size-asian="10.5pt" style:font-weight-asian="bold" style:font-weight-complex="normal"/>
    </style:style>
    <style:style style:name="T19" style:family="text">
      <style:text-properties fo:text-transform="uppercase" fo:language="es" fo:country="ES" style:text-underline-style="none" fo:font-weight="normal" officeooo:rsid="004bf0ca" style:font-size-asian="10.5pt" style:font-weight-asian="normal" style:font-weight-complex="normal"/>
    </style:style>
    <style:style style:name="T20" style:family="text">
      <style:text-properties officeooo:rsid="004b3a82"/>
    </style:style>
    <style:style style:name="T21" style:family="text">
      <style:text-properties fo:language="es" fo:country="ES"/>
    </style:style>
    <style:style style:name="T22" style:family="text">
      <style:text-properties fo:language="es" fo:country="ES" style:text-underline-style="none" officeooo:rsid="0042f9ce" style:font-size-asian="10.5pt"/>
    </style:style>
    <style:style style:name="T23" style:family="text">
      <style:text-properties fo:language="es" fo:country="ES" officeooo:rsid="004a3d9b"/>
    </style:style>
    <style:style style:name="T24" style:family="text">
      <style:text-properties fo:language="es" fo:country="ES" fo:font-weight="normal" officeooo:rsid="00373105" style:font-weight-asian="normal" style:font-weight-complex="normal"/>
    </style:style>
    <style:style style:name="T25" style:family="text">
      <style:text-properties fo:language="es" fo:country="ES" fo:font-weight="normal" officeooo:rsid="0037d637" style:font-weight-asian="normal" style:font-weight-complex="normal"/>
    </style:style>
    <style:style style:name="T26" style:family="text">
      <style:text-properties fo:language="es" fo:country="ES" fo:font-weight="normal" officeooo:rsid="005353f3" style:font-weight-asian="normal" style:font-weight-complex="normal"/>
    </style:style>
    <style:style style:name="T27" style:family="text">
      <style:text-properties fo:language="es" fo:country="ES" fo:font-weight="normal" officeooo:rsid="006239a2" style:font-weight-asian="normal" style:font-weight-complex="normal"/>
    </style:style>
    <style:style style:name="T28" style:family="text">
      <style:text-properties fo:language="es" fo:country="ES" officeooo:rsid="00373105"/>
    </style:style>
    <style:style style:name="T29" style:family="text">
      <style:text-properties fo:language="es" fo:country="ES" officeooo:rsid="004ee999"/>
    </style:style>
    <style:style style:name="T30" style:family="text">
      <style:text-properties fo:language="es" fo:country="ES" officeooo:rsid="0051a9dc"/>
    </style:style>
    <style:style style:name="T31" style:family="text">
      <style:text-properties fo:language="es" fo:country="ES" officeooo:rsid="005353f3"/>
    </style:style>
    <style:style style:name="T32" style:family="text">
      <style:text-properties fo:language="es" fo:country="ES" officeooo:rsid="006180fc"/>
    </style:style>
    <style:style style:name="T33" style:family="text">
      <style:text-properties fo:language="es" fo:country="ES" officeooo:rsid="006239a2"/>
    </style:style>
    <style:style style:name="T34" style:family="text">
      <style:text-properties fo:language="es" fo:country="ES" officeooo:rsid="0068f4c2"/>
    </style:style>
    <style:style style:name="T35" style:family="text">
      <style:text-properties fo:text-transform="lowercase" fo:language="es" fo:country="ES" style:text-underline-style="none" fo:font-weight="normal" officeooo:rsid="0042f9ce" style:font-size-asian="10.5pt" style:font-weight-asian="normal" style:font-weight-complex="normal"/>
    </style:style>
    <style:style style:name="T36" style:family="text">
      <style:text-properties fo:text-transform="lowercase" fo:font-weight="normal" officeooo:rsid="003a81ba" style:font-weight-asian="normal"/>
    </style:style>
    <style:style style:name="T37" style:family="text">
      <style:text-properties fo:text-transform="lowercase" fo:font-weight="normal" officeooo:rsid="0057ce81" style:font-weight-asian="normal"/>
    </style:style>
    <style:style style:name="T38" style:family="text">
      <style:text-properties fo:text-transform="lowercase" fo:font-weight="normal" officeooo:rsid="00688f64" style:font-weight-asian="normal"/>
    </style:style>
    <style:style style:name="T39" style:family="text">
      <style:text-properties fo:text-transform="lowercase" fo:font-weight="normal" officeooo:rsid="006b4e2e" style:font-weight-asian="normal"/>
    </style:style>
    <style:style style:name="T40" style:family="text">
      <style:text-properties officeooo:rsid="005353f3"/>
    </style:style>
    <style:style style:name="T41" style:family="text">
      <style:text-properties style:font-weight-complex="bold"/>
    </style:style>
    <style:style style:name="T42" style:family="text">
      <style:text-properties officeooo:rsid="0057ce81"/>
    </style:style>
    <style:style style:name="T43" style:family="text">
      <style:text-properties fo:font-variant="normal" fo:text-transform="none" fo:font-weight="normal" officeooo:rsid="003b13b0" style:font-weight-asian="normal" style:font-weight-complex="normal"/>
    </style:style>
    <style:style style:name="T44" style:family="text">
      <style:text-properties fo:font-variant="normal" fo:text-transform="none" fo:font-weight="normal" officeooo:rsid="0057ce81" style:font-weight-asian="normal" style:font-weight-complex="normal"/>
    </style:style>
    <style:style style:name="T45" style:family="text">
      <style:text-properties fo:font-variant="normal" fo:text-transform="none" fo:language="es" fo:country="ES" style:text-underline-style="none" fo:font-weight="normal" style:font-size-asian="10.5pt" style:font-weight-asian="normal" style:font-weight-complex="normal"/>
    </style:style>
    <style:style style:name="T46" style:family="text">
      <style:text-properties fo:font-variant="normal" fo:text-transform="none" fo:language="es" fo:country="ES" style:text-underline-style="none" fo:font-weight="normal" officeooo:rsid="00637b7b" style:font-size-asian="10.5pt" style:font-weight-asian="normal" style:font-weight-complex="normal"/>
    </style:style>
    <style:style style:name="T47" style:family="text">
      <style:text-properties officeooo:rsid="005f2d14"/>
    </style:style>
    <style:style style:name="T48" style:family="text">
      <style:text-properties officeooo:rsid="005f6ece"/>
    </style:style>
    <style:style style:name="T49" style:family="text">
      <style:text-properties officeooo:rsid="006180fc"/>
    </style:style>
    <style:style style:name="T50" style:family="text">
      <style:text-properties officeooo:rsid="00619228"/>
    </style:style>
    <style:style style:name="T51" style:family="text">
      <style:text-properties officeooo:rsid="006239a2"/>
    </style:style>
    <style:style style:name="T52" style:family="text">
      <style:text-properties officeooo:rsid="0062e2c5"/>
    </style:style>
    <style:style style:name="T53" style:family="text">
      <style:text-properties officeooo:rsid="0066fb11"/>
    </style:style>
    <style:style style:name="T54" style:family="text">
      <style:text-properties officeooo:rsid="0068f4c2"/>
    </style:style>
    <style:style style:name="T55" style:family="text">
      <style:text-properties officeooo:rsid="006cd7d0"/>
    </style:style>
    <style:style style:name="T56" style:family="text">
      <style:text-properties officeooo:rsid="006e94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37cm" fo:text-indent="-0.635cm" fo:margin-left="0.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37cm" fo:text-indent="-0.635cm" fo:margin-left="0.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44cm" fo:text-indent="-0.635cm" fo:margin-left="1.3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9cm" fo:text-indent="-0.635cm" fo:margin-left="1.9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4cm" fo:text-indent="-0.635cm" fo:margin-left="2.6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49cm" fo:text-indent="-0.635cm" fo:margin-left="3.2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4cm" fo:text-indent="-0.635cm" fo:margin-left="3.8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19cm" fo:text-indent="-0.635cm" fo:margin-left="4.5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4cm" fo:text-indent="-0.635cm" fo:margin-left="5.1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89cm" fo:text-indent="-0.635cm" fo:margin-left="5.7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4cm" fo:text-indent="-0.635cm" fo:margin-left="6.4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59cm" fo:text-indent="-0.635cm" fo:margin-left="7.05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44cm" fo:text-indent="-0.635cm" fo:margin-left="1.3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9cm" fo:text-indent="-0.635cm" fo:margin-left="1.9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4cm" fo:text-indent="-0.635cm" fo:margin-left="2.6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49cm" fo:text-indent="-0.635cm" fo:margin-left="3.2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4cm" fo:text-indent="-0.635cm" fo:margin-left="3.8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19cm" fo:text-indent="-0.635cm" fo:margin-left="4.5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4cm" fo:text-indent="-0.635cm" fo:margin-left="5.1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89cm" fo:text-indent="-0.635cm" fo:margin-left="5.7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4cm" fo:text-indent="-0.635cm" fo:margin-left="6.4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59cm" fo:text-indent="-0.635cm" fo:margin-left="7.05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CTA DE REUNIÓN DEL EQUIPO EDUCATIVO DE</text:p>
      <text:p text:style-name="P16"><text:span text:style-name="T10">1</text:span>º CFGM <text:span text:style-name="T13">1º </text:span>EVALUACIÓN 201<text:span text:style-name="T1">7</text:span>/1<text:span text:style-name="T1">8</text:span></text:p>
      <text:p text:style-name="P4"/>
      <text:p text:style-name="P7"><text:tab/>En Haría, <text:span text:style-name="T6">siendo las 15</text:span> <text:span text:style-name="T6">horas del día 30 de noviembre de 2017</text:span>, se reúne el Equipo Educativo de 1º de Ciclo <text:span text:style-name="T4">F</text:span>ormativo de Grado Medio Sistemas Microinformáticos y Redes para llevar a cabo la primera evaluación <text:span text:style-name="T10">del citado grupo</text:span>.</text:p>
      <text:p text:style-name="P4"/>
      <text:p text:style-name="P4">Asisten <text:span text:style-name="T13">a la sesión </text:span>los siguientes profesores:</text:p>
      <text:list xml:id="list8482045823589303408" text:style-name="L1">
        <text:list-header>
          <text:p text:style-name="P32"/>
        </text:list-header>
        <text:list-item>
          <text:p text:style-name="P33"><text:span text:style-name="T2">Leticia Vega Rodríguez - F</text:span>ormación y Orient<text:span text:style-name="T3">a</text:span>ción Laboral (FOL).</text:p>
        </text:list-item>
        <text:list-item>
          <text:p text:style-name="P32">Etiel Dominguez Sánchez – <text:span text:style-name="T4">Montaje y Mantenimiento de Equipos (MJE) </text:span>y Sistemas O<text:span text:style-name="T4">p</text:span>erativos M<text:span text:style-name="T4">o</text:span>nopuestos <text:span text:style-name="T4">(SSV).</text:span></text:p>
        </text:list-item>
        <text:list-item>
          <text:p text:style-name="P34"><text:span text:style-name="T47">Francisco Atoche Betencourt</text:span> – Aplicaciones Ofimáticas (AIF)</text:p>
        </text:list-item>
        <text:list-item>
          <text:p text:style-name="P35">Iván Chillón García - <text:s/>Redes Locales (RDE) <text:span text:style-name="T47">y tutor</text:span></text:p>
        </text:list-item>
      </text:list>
      <text:p text:style-name="P5"/>
      <text:list xml:id="list7148322063817101759" text:style-name="L2">
        <text:list-item>
          <text:p text:style-name="P50"><text:span text:style-name="T14">O</text:span><text:span text:style-name="T15">RDEN DEL DÍA:</text:span><text:span text:style-name="T16"> </text:span></text:p>
        </text:list-item>
      </text:list>
      <text:list xml:id="list252900306680044024" text:style-name="L3">
        <text:list-item>
          <text:p text:style-name="P46"><text:span text:style-name="T17">L</text:span><text:span text:style-name="T22">ectura del informe elaborado por el alumnado en el aula.</text:span></text:p>
        </text:list-item>
      </text:list>
      <text:list xml:id="list7461214166118596237" text:style-name="L4">
        <text:list-item>
          <text:p text:style-name="P36">Bajas o ingresos de alumnos en el grupo respecto a la evaluación sin nota.</text:p>
        </text:list-item>
        <text:list-item>
          <text:p text:style-name="P37"><text:span text:style-name="T48">Número total de alumnos que:</text:span>:</text:p>
          <text:list>
            <text:list-item>
              <text:p text:style-name="P36">aprueban todas</text:p>
            </text:list-item>
            <text:list-item>
              <text:p text:style-name="P36">que les quedan una</text:p>
            </text:list-item>
            <text:list-item>
              <text:p text:style-name="P36">que les quedan dos</text:p>
            </text:list-item>
            <text:list-item>
              <text:p text:style-name="P36">que les quedan tres o más módulos </text:p>
            </text:list-item>
            <text:list-item>
              <text:p text:style-name="P38"><text:span text:style-name="T40">Número</text:span> de suspensos por módulos.</text:p>
            </text:list-item>
          </text:list>
        </text:list-item>
        <text:list-item>
          <text:p text:style-name="P39">Análisis individualizado del alumnado haciendo hincapié en el absentismo escolar.</text:p>
        </text:list-item>
        <text:list-item>
          <text:p text:style-name="P36">Toma de decisiones consensuadas como equipo docente en cuanto a:</text:p>
          <text:list>
            <text:list-item>
              <text:p text:style-name="P36">convivencia</text:p>
            </text:list-item>
            <text:list-item>
              <text:p text:style-name="P36">agrupamiento del alumnado y organización del espacio</text:p>
            </text:list-item>
            <text:list-item>
              <text:p text:style-name="P36">Medidas de apoyo educativo de otro tipo.</text:p>
            </text:list-item>
          </text:list>
        </text:list-item>
        <text:list-item>
          <text:p text:style-name="P40">Anexo III Resolución 182 de la Viceconsejería de Educación y Universidades.</text:p>
        </text:list-item>
      </text:list>
      <text:p text:style-name="P4"/>
      <text:list xml:id="list8065690859774556194" text:style-name="L5">
        <text:list-item>
          <text:p text:style-name="P51">DESARROLLO DE LA SESIÓN</text:p>
          <text:p text:style-name="P47"/>
          <text:p text:style-name="P52">Lectura del informe elaborado por el alumnado en el aula:</text:p>
        </text:list-item>
      </text:list>
      <text:p text:style-name="P26"/>
      <text:p text:style-name="P25"><text:span text:style-name="T18"><text:tab/></text:span><text:span text:style-name="T19">N</text:span><text:span text:style-name="T35">o se ha presentado ningún representante de los alumnos.</text:span></text:p>
      <text:p text:style-name="P19"/>
      <text:p text:style-name="P19">Informe del alumnado y análisis colectivo de los resultados del grupo:</text:p>
      <text:p text:style-name="P19"/>
      <text:p text:style-name="P55">No ha habido modificación en cuanto al número de alumnos matriculados respecto a la evaluación sin notas. Actualmente aparecen en lista 24 alumnos, pero uno de los alumnos ha solicitado traslado a otro centro y se está tramitando la baja del mismo.</text:p>
      <text:p text:style-name="P31">En cuanto al grupo se observa interés por los módulos y participación en la mayoría de alumnos, salvo en un grupo de cuatro alumnos de los cuáles uno es absentista que no trabajan, participan ni tienen interés por las clases. Otro grupo de unos <text:span text:style-name="T56">ocho</text:span> alumnos que pese a asistir regularmente a clase tienen dificultad para asimilar los contenidos en la mayoría de módulos y no se observa que dediquen tiempo en casa a repaso y refuerzo de los contenidos impartidos.</text:p>
      <text:p text:style-name="P31"><text:soft-page-break/>Hay dos alumnos que pese a tener interés y facilidad para asimilar los contenidos han acumulado bastantes faltas lo que ha repercutido en los resultados de los mismos. <text:span text:style-name="T56">El resto de alumnos, con mayor o menor dificultad, siguen el ritmo de las clases y se ocupan de estar al día en la entrega de actividades, realización de tareas y preparación de exámenes y controles.</text:span></text:p>
      <text:p text:style-name="P30"/>
      <text:p text:style-name="P20"><text:span text:style-name="T49">RESULTADOS DEL TRIMESRTE</text:span>.</text:p>
      <text:p text:style-name="P20"/>
      <text:list xml:id="list948027004863626386" text:style-name="L6">
        <text:list-item>
          <text:list>
            <text:list-item>
              <text:list>
                <text:list-item>
                  <text:p text:style-name="P56"><text:span text:style-name="T21">Nº de alumnos que aprueban todas las materias: </text:span><text:span text:style-name="T32">8</text:span><text:span text:style-name="T23"> <text:s/>- <text:s/>(3</text:span><text:span text:style-name="T32">4</text:span><text:span text:style-name="T23">,</text:span><text:span text:style-name="T32">7</text:span><text:span text:style-name="T23">8%)</text:span></text:p>
                </text:list-item>
                <text:list-item>
                  <text:p text:style-name="P58">Nº de alumnos que suspenden una materia: <text:span text:style-name="T20">2 <text:s/>- <text:s/>(8,69%)</text:span></text:p>
                </text:list-item>
                <text:list-item>
                  <text:p text:style-name="P58">Nº de alumnos que suspenden dos materias: <text:span text:style-name="T50">3 <text:s/>- <text:s/>(13,04%)</text:span></text:p>
                </text:list-item>
                <text:list-item>
                  <text:p text:style-name="P58">Nº de alumnos que suspenden tres materias: <text:span text:style-name="T50">4 <text:s/>- <text:s/>(17,39%)</text:span></text:p>
                </text:list-item>
                <text:list-item>
                  <text:p text:style-name="P59">Nº de alumnos que suspenden más de tres materias: <text:span text:style-name="T51">6 <text:s/>- <text:s/>(26,08%)</text:span></text:p>
                </text:list-item>
              </text:list>
            </text:list-item>
          </text:list>
        </text:list-item>
      </text:list>
      <text:p text:style-name="P8"/>
      <text:p text:style-name="P21"><text:span text:style-name="T40">NÚMERO</text:span> DE SUSPENSOS POR MÓDULOS.</text:p>
      <text:p text:style-name="P21"/>
      <text:list xml:id="list3502880363052188253" text:style-name="L7">
        <text:list-item>
          <text:list>
            <text:list-item>
              <text:list>
                <text:list-item>
                  <text:p text:style-name="P57"><text:span text:style-name="T28">FOL</text:span><text:span text:style-name="T21">: </text:span><text:span text:style-name="T31">1 <text:s/>- <text:s/>(</text:span><text:span text:style-name="T33">4,34</text:span><text:span text:style-name="T21">%</text:span><text:span text:style-name="T31">)</text:span></text:p>
                </text:list-item>
                <text:list-item>
                  <text:p text:style-name="P57"><text:span text:style-name="T28">RDE</text:span><text:span text:style-name="T21">: </text:span><text:span text:style-name="T31">1</text:span><text:span text:style-name="T33">0</text:span><text:span text:style-name="T31"> <text:s/>- <text:s/>(</text:span><text:span text:style-name="T33">43,47</text:span><text:span text:style-name="T21"> %</text:span><text:span text:style-name="T31">)</text:span></text:p>
                </text:list-item>
                <text:list-item>
                  <text:p text:style-name="P57"><text:span text:style-name="T28">MJE</text:span><text:span text:style-name="T21">: </text:span><text:span text:style-name="T33">13</text:span><text:span text:style-name="T31"> <text:s/>- <text:s/>(</text:span><text:span text:style-name="T33">56</text:span><text:span text:style-name="T29">,52</text:span><text:span text:style-name="T21">%</text:span><text:span text:style-name="T31">)</text:span> </text:p>
                </text:list-item>
                <text:list-item>
                  <text:p text:style-name="P57"><text:span text:style-name="T28">SSV</text:span><text:span text:style-name="T21">: </text:span><text:span text:style-name="T33">6</text:span><text:span text:style-name="T31"> <text:s/>- <text:s/>(</text:span><text:span text:style-name="T21">5</text:span><text:span text:style-name="T30">8,06</text:span><text:span text:style-name="T21">%</text:span><text:span text:style-name="T31">)</text:span> </text:p>
                </text:list-item>
                <text:list-item>
                  <text:p text:style-name="P60"><text:span text:style-name="T24">AIF</text:span><text:span text:style-name="T25">: </text:span><text:span text:style-name="T27">13</text:span><text:span text:style-name="T26"> - <text:s/>(</text:span><text:span text:style-name="T27">26,08</text:span><text:span text:style-name="T25">%</text:span><text:span text:style-name="T26">)</text:span><text:span text:style-name="T25"> </text:span></text:p>
                </text:list-item>
              </text:list>
            </text:list-item>
          </text:list>
        </text:list-item>
      </text:list>
      <text:p text:style-name="P4"/>
      <text:p text:style-name="P22">Análisis individualizado del alumnado:</text:p>
      <text:p text:style-name="P12"/>
      <text:p text:style-name="P12">Se comenta la evolución de cada uno de los alumnos. Los comentarios individuales de cada módulo están guardados en la plataforma del centro habilitado para ello y se ha generado el informe con todos los comentarios para transmitirle la información a los alumnos o tutore/as legales en la entrega de notas.</text:p>
      <text:p text:style-name="P12"/>
      <text:p text:style-name="P14">Respecto al absentismo, se ha generado el informe individual de cada alumno que también será entregado con el boletín de notas. <text:span text:style-name="T52">Destacar el bajo absentismo que se observa, sobre todo comparándolo con cursos anteriores. En cualquier caso hay un alumno al que se puede considerar absentista y un grupo de de cuatro alumnos que tienen bastantes faltas acumuladas. Así mismo destacar que un alumno se incorporó a clase con más de un mes de retraso al venir de fuera de la isla, lo que ha hecho que le cueste ponerse al día y poder seguir el ritmo normal de las clases.</text:span></text:p>
      <text:p text:style-name="P14"/>
      <text:p text:style-name="P41">Los alumnos con más cantidad de faltas injustificadas y para los que se solicitará a jefatura de estudios que elabore <text:span text:style-name="T55">la primera notificación </text:span>para pérdida de evaluación continua <text:span text:style-name="T55">de los siguientes alumnos</text:span>:</text:p>
      <text:p text:style-name="P13"><text:soft-page-break/></text:p>
      <text:list xml:id="list4365098397037737016" text:style-name="L8">
        <text:list-item>
          <text:p text:style-name="P42">Alexi Abollo: 38% de faltas injustificadas. </text:p>
        </text:list-item>
        <text:list-item>
          <text:p text:style-name="P42">Ángelo Carrillo Medina: 14% de faltas injustificadas.</text:p>
        </text:list-item>
        <text:list-item>
          <text:p text:style-name="P42">Sergio Humía Velasco: 14% de faltas injustificadas.</text:p>
        </text:list-item>
        <text:list-item>
          <text:p text:style-name="P43">Alain Laita Solachi: 14% <text:span text:style-name="T53">faltas injustificadas.</text:span></text:p>
        </text:list-item>
        <text:list-item>
          <text:p text:style-name="P44">Johan Sebastian Noguera López: 25% de faltas injustificadas.</text:p>
        </text:list-item>
        <text:list-item>
          <text:p text:style-name="P44">Héctor Olivero Cabrera: 8% de faltas injustificadas.</text:p>
        </text:list-item>
        <text:list-item>
          <text:p text:style-name="P45">Óscar Rios Infante: 15% de faltas injustificadas.</text:p>
        </text:list-item>
      </text:list>
      <text:p text:style-name="P12"/>
      <text:p text:style-name="P12"><text:tab/>No existen incidencias notables en esta evaluación y se ha generado un informe individualizado de cada alumno, que está guardado en la plataforma habilitada para ello. </text:p>
      <text:p text:style-name="P11"/>
      <text:p text:style-name="P2"/>
      <text:p text:style-name="P27">PROPUESTAS DE MEJORA:</text:p>
      <text:p text:style-name="P27"/>
      <text:p text:style-name="P54"><text:span text:style-name="T41"><text:tab/></text:span><text:span text:style-name="T7">S</text:span><text:span text:style-name="T36">e toma la decisión de cambiar de ubicación a algunos alumnos</text:span><text:span text:style-name="T8">. </text:span><text:span text:style-name="T9">P</text:span><text:span text:style-name="T37">or petición de los alumnos involucrados o por decisión de los diferentes profesores. </text:span><text:span text:style-name="T38">Los criterios que se siguen son separar a los alumnos que estar juntos perjudica por despistarse unos a otros, colocar juntos a alumnos que pueden ayudarse entre sí. </text:span><text:span text:style-name="T39">Los alumnos cuya ubicación se modificará son:</text:span></text:p>
      <text:p text:style-name="P28"/>
      <text:list xml:id="list6253686213336602711" text:style-name="L11">
        <text:list-item>
          <text:p text:style-name="P48"><text:span text:style-name="T46">Ángelo Carrillo Medina</text:span></text:p>
        </text:list-item>
        <text:list-item>
          <text:p text:style-name="P49"><text:span text:style-name="T46">A</text:span><text:span text:style-name="T45">drian Hernández Chavaud</text:span></text:p>
        </text:list-item>
        <text:list-item>
          <text:p text:style-name="P49"><text:span text:style-name="T45">Alberto Luzardo Curbelo</text:span></text:p>
        </text:list-item>
        <text:list-item>
          <text:p text:style-name="P49"><text:span text:style-name="T45">Héctor Olivero Cabrera</text:span></text:p>
        </text:list-item>
        <text:list-item>
          <text:p text:style-name="P49"><text:span text:style-name="T45">Francisco Abel Ramos Pérez</text:span></text:p>
        </text:list-item>
        <text:list-item>
          <text:p text:style-name="P49"><text:span text:style-name="T45">Alejandro Vera Fresco</text:span></text:p>
        </text:list-item>
      </text:list>
      <text:p text:style-name="P28"/>
      <text:list xml:id="list6790069114895174849" text:style-name="L10">
        <text:list-header>
          <text:p text:style-name="P61">Anexo III Resolución 182 <text:s/>de la Viceconsejería de Educación y Universidades:</text:p>
        </text:list-header>
      </text:list>
      <text:p text:style-name="P29"><text:tab/><text:span text:style-name="T43">Siguiendo </text:span><text:span text:style-name="T44">la</text:span><text:span text:style-name="T43"> Resolución 182 de la Viceconsejería de Educación y Universidades por la que se dictan instrucciones para el curso 201</text:span><text:span text:style-name="T44">6</text:span><text:span text:style-name="T43">-201</text:span><text:span text:style-name="T44">7</text:span><text:span text:style-name="T43">, sobre control y tratamiento de la información, referidas al absentismo del alumnado en los centros educativos dependientes de la Consejería de Educación, Universidades y Sostenibilidad adjunto el Informe de faltas de asistencia, retrasos o salidas anticipadas del alumnado (ANEXO III de dicha resolución) para dejar constancia del absentismo del alumnado.</text:span></text:p>
      <text:p text:style-name="P10"/>
      <text:p text:style-name="P3"/>
      <text:p text:style-name="P6"/>
      <text:p text:style-name="P6"/>
      <text:p text:style-name="P9"><text:tab/>Sin más asuntos que tratar, se da por concluida esta sesión de la <text:span text:style-name="T42">primera</text:span> evaluación, siendo las 17:<text:span text:style-name="T54">50</text:span> horas del día <text:span text:style-name="T54">30 de diciembre</text:span> de 201<text:span text:style-name="T54">7</text:span>, de todo lo cual yo, como coordinador de esta sesión de evaluación, doy fe.</text:p>
      <text:p text:style-name="P4"/>
      <text:p text:style-name="P4"/>
      <text:p text:style-name="P4"/>
      <text:p text:style-name="P15"><text:soft-page-break/>En Haría, a <text:span text:style-name="T54">30</text:span> de <text:span text:style-name="T54">noviembre de 2017</text:span>.<text:span text:style-name="T11"> </text:span></text:p>
      <text:p text:style-name="P18"/>
      <text:p text:style-name="P23"><text:span text:style-name="T12"><text:tab/><text:tab/><text:tab/><text:tab/><text:tab/> <text:s text:c="6"/></text:span><text:span text:style-name="T5">El tutor del grupo</text:span></text:p>
      <text:p text:style-name="P24"/>
      <text:p text:style-name="P24"/>
      <text:p text:style-name="P24"><text:span text:style-name="T21">Fdo.: </text:span><text:span text:style-name="T34">Iván Chillón Garc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adornments="Ligh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15%" fo:text-align="center" style:justify-single-word="false"/>
      <style:text-properties style:text-underline-style="none" fo:font-weight="bold" officeooo:rsid="0042aa30" officeooo:paragraph-rsid="0042aa30" style:font-weight-asian="bold" style:font-weight-complex="bold"/>
    </style:style>
    <style:style style:name="MT1" style:family="text">
      <style:text-properties officeooo:rsid="005d3df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S Haría. Curso 201<text:span text:style-name="MT1">7</text:span>-1<text:span text:style-name="MT1">8</text:span>. Acta de Equipo Educativo</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5T14:04:12.623924000</meta:creation-date>
    <dc:date>2017-12-01T10:43:41.668705708</dc:date>
    <meta:editing-duration>P3DT2H49M18S</meta:editing-duration>
    <meta:editing-cycles>59</meta:editing-cycles>
    <meta:generator>LibreOffice/5.1.4.2$Linux_X86_64 LibreOffice_project/10m0$Build-2</meta:generator>
    <meta:document-statistic meta:table-count="0" meta:image-count="0" meta:object-count="0" meta:page-count="4" meta:paragraph-count="70" meta:word-count="1033" meta:character-count="6098" meta:non-whitespace-character-count="5129"/>
  </office:meta>
</office:document-meta>
</file>